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27d938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5946d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78b31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819c1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49d598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4d3bef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687795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5f7276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6106f5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60d4b5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630b23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68855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6e97de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4bc93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06574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f4d68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30eb5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120d4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8253c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86699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9fe8f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b200c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2565d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42800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8d72d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b11bb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c5ac9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f1a8c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f1d10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2881e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65b0e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a63d4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bf4c5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cdba8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a1fa48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a31693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a7920b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a9391e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acfa6c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1d30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1d30a8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25946d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paragraph-properties fo:break-before="page"/>
      <style:text-properties fo:color="#1c1c1c" style:font-name="Liberation Serif" fo:font-size="17pt" style:text-underline-style="none" fo:font-weight="bold" officeooo:rsid="3449857d" officeooo:paragraph-rsid="357d9a58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-complex="標楷體"/>
    </style:style>
    <style:style style:name="T2" style:family="text">
      <style:text-properties officeooo:rsid="1d9a4dd1" style:font-name-complex="標楷體"/>
    </style:style>
    <style:style style:name="T3" style:family="text">
      <style:text-properties officeooo:rsid="325a12c2" style:font-name-complex="標楷體"/>
    </style:style>
    <style:style style:name="T4" style:family="text">
      <style:text-properties officeooo:rsid="1d765d1e" style:font-name-complex="標楷體"/>
    </style:style>
    <style:style style:name="T5" style:family="text">
      <style:text-properties style:text-outline="false" style:text-line-through-style="none" style:text-line-through-type="none" style:text-position="0% 100%" style:font-name="標楷體1" fo:font-style="normal" fo:text-shadow="none" officeooo:rsid="42628469" style:font-style-asian="normal" style:font-name-complex="標楷體" style:text-emphasize="none"/>
    </style:style>
    <style:style style:name="T6" style:family="text">
      <style:text-properties style:text-outline="false" style:text-line-through-style="none" style:text-line-through-type="none" style:text-position="0% 100%" style:font-name="標楷體1" fo:font-style="normal" fo:text-shadow="none" officeooo:rsid="3b16057e" style:font-style-asian="normal" style:font-name-complex="標楷體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font-name-complex="標楷體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officeooo:rsid="3fa4dedd" style:font-style-asian="normal" style:font-name-complex="標楷體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16057e" style:font-style-asian="normal" style:font-name-complex="標楷體" style:font-style-complex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16057e" style:font-style-asian="normal" style:font-name-complex="標楷體" style:text-emphasize="none"/>
    </style:style>
    <style:style style:name="T11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officeooo:rsid="35a8bd7a" style:font-style-asian="normal" style:font-name-complex="標楷體" style:text-emphasize="none"/>
    </style:style>
    <style:style style:name="T14" style:family="text">
      <style:text-properties officeooo:rsid="325a12c2"/>
    </style:style>
    <style:style style:name="T15" style:family="text">
      <style:text-properties style:font-name="標楷體1"/>
    </style:style>
    <style:style style:name="T16" style:family="text">
      <style:text-properties style:font-name="標楷體1" officeooo:rsid="335c88fa"/>
    </style:style>
    <style:style style:name="T17" style:family="text">
      <style:text-properties officeooo:rsid="335c88fa"/>
    </style:style>
    <style:style style:name="T18" style:family="text">
      <style:text-properties officeooo:rsid="3525946d"/>
    </style:style>
    <style:style style:name="T19" style:family="text">
      <style:text-properties officeooo:rsid="355b9bc0"/>
    </style:style>
    <style:style style:name="T20" style:family="text">
      <style:text-properties fo:color="#333333" style:font-name="Liberation Serif" fo:font-size="17pt" style:text-underline-style="none" fo:font-weight="bold" officeooo:rsid="3449857d" style:font-name-asian="標楷體1" style:font-size-asian="17pt" style:language-asian="zh" style:country-asian="TW" style:font-weight-asian="bold" style:font-size-complex="17pt" style:font-weight-complex="bold"/>
    </style:style>
    <style:style style:name="T21" style:family="text">
      <style:text-properties officeooo:rsid="2f7a955a"/>
    </style:style>
    <style:style style:name="T22" style:family="text">
      <style:text-properties officeooo:rsid="359734f3"/>
    </style:style>
    <style:style style:name="T23" style:family="text">
      <style:text-properties style:font-name="標楷體1" style:font-name-asian="標楷體1"/>
    </style:style>
    <style:style style:name="T24" style:family="text">
      <style:text-properties style:font-name="標楷體1" officeooo:rsid="359734f3" style:font-name-asian="標楷體1"/>
    </style:style>
    <style:style style:name="T25" style:family="text">
      <style:text-properties officeooo:rsid="359a63d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76959147" text:style-name="L1">
        <text:list-item>
          <text:p text:style-name="P1"><text:bookmark-start text:name="人類文明的 實驗"/><text:span text:style-name="T1">人類</text:span><text:span text:style-name="T2">文明</text:span><text:span text:style-name="T3">的 </text:span><text:span text:style-name="T4">實驗</text:span><text:bookmark-end text:name="人類文明的 實驗"/></text:p>
          <text:list>
            <text:list-item>
              <text:p text:style-name="P1">史丹利<text:span text:style-name="T5">·</text:span>米爾格拉姆的<text:span text:style-name="T14"> </text:span>服從的行為研究。</text:p>
            </text:list-item>
            <text:list-item>
              <text:p text:style-name="P1">米爾格倫電擊實驗。</text:p>
              <text:list>
                <text:list-item>
                  <text:p text:style-name="P1">權威、服從 實驗。</text:p>
                </text:list-item>
                <text:list-item>
                  <text:p text:style-name="P1">權威的實驗人員、服從的老師角色。</text:p>
                </text:list-item>
              </text:list>
            </text:list-item>
            <text:list-item>
              <text:p text:style-name="P1"><text:span text:style-name="T15">MK U</text:span><text:span text:style-name="T16">ltra</text:span><text:span text:style-name="T17">。</text:span></text:p>
            </text:list-item>
            <text:list-item>
              <text:p text:style-name="P1">巴普洛夫的狗。</text:p>
              <text:list>
                <text:list-item>
                  <text:p text:style-name="P1">古典制約。</text:p>
                </text:list-item>
              </text:list>
            </text:list-item>
            <text:list-item>
              <text:p text:style-name="P1">史金納箱。</text:p>
              <text:list>
                <text:list-item>
                  <text:p text:style-name="P1">操作制約。</text:p>
                  <text:list>
                    <text:list-item>
                      <text:p text:style-name="P1">正向強化、負向強化、正向懲罰、負向懲罰。</text:p>
                    </text:list-item>
                    <text:list-item>
                      <text:p text:style-name="P1">隨機性強化。</text:p>
                    </text:list-item>
                  </text:list>
                </text:list-item>
              </text:list>
            </text:list-item>
            <text:list-item>
              <text:p text:style-name="P1">史丹佛監獄實驗。</text:p>
            </text:list-item>
            <text:list-item>
              <text:p text:style-name="P1">鏡像神經元實驗。</text:p>
              <text:list>
                <text:list-item>
                  <text:p text:style-name="P40">大象、海豚、鯨魚、猴子、大猩猩、黑猩猩 的 面前放鏡子、臉上（事前）被（偷）塗點。</text:p>
                </text:list-item>
              </text:list>
            </text:list-item>
          </text:list>
        </text:list-item>
        <text:list-item>
          <text:p text:style-name="P41"><text:bookmark-start text:name="文藝復興"/>文藝復興<text:bookmark-end text:name="文藝復興"/></text:p>
          <text:list>
            <text:list-item>
              <text:p text:style-name="P2">復興 基督教出現以前的 一切。</text:p>
              <text:list>
                <text:list-item>
                  <text:p text:style-name="P2">復興 古希臘、古羅馬 的 文化、藝術、繪畫、雕刻、建築、思想、哲學、文學、天文、地理。</text:p>
                  <text:list>
                    <text:list-item>
                      <text:p text:style-name="P2">明顯例子，拉斐爾的 雅典學院（畫）。</text:p>
                    </text:list-item>
                  </text:list>
                </text:list-item>
                <text:list-item>
                  <text:p text:style-name="P2">翻天覆地的 改變 歐洲的 思想、哲學、科學、文學、藝術、文化、法律、政治、經濟。</text:p>
                </text:list-item>
                <text:list-item>
                  <text:p text:style-name="P2">（仍然）擁有 基督教 信仰。</text:p>
                </text:list-item>
              </text:list>
            </text:list-item>
            <text:list-item>
              <text:p text:style-name="P42">以人為本。</text:p>
              <text:list>
                <text:list-item>
                  <text:p text:style-name="P2">從 原本的 以神為本，變成<text:span text:style-name="T18"> 以人為本。</text:span></text:p>
                  <text:list>
                    <text:list-item>
                      <text:p text:style-name="P3">從 原本的 以神為重心、以神為出發點，變成<text:span text:style-name="T18"> 以人為重心、以人為出發點</text:span>。</text:p>
                    </text:list-item>
                  </text:list>
                </text:list-item>
              </text:list>
            </text:list-item>
            <text:list-item>
              <text:p text:style-name="P3">梅迪奇家族。</text:p>
            </text:list-item>
            <text:list-item>
              <text:p text:style-name="P3">文藝復興的 三傑，達文西、米開朗基羅、拉斐爾。</text:p>
            </text:list-item>
            <text:list-item>
              <text:p text:style-name="P3">畫的 內容 真實、大自然。</text:p>
              <text:list>
                <text:list-item>
                  <text:p text:style-name="P4">畫的 內容，從 宗教 變成 真實、大自然。</text:p>
                </text:list-item>
              </text:list>
            </text:list-item>
          </text:list>
        </text:list-item>
        <text:list-item>
          <text:p text:style-name="P4"><text:bookmark-start text:name="啟蒙運動"/>啟蒙運動<text:bookmark-end text:name="啟蒙運動"/></text:p>
          <text:list>
            <text:list-item>
              <text:p text:style-name="P31">明顯例子，<text:span text:style-name="T23">（</text:span><text:span text:style-name="T24">YouTube</text:span><text:span text:style-name="T23">）【讀書時間】一節課時間，思想啟蒙運動+法國大革命</text:span> 全搞懂！。</text:p>
              <text:list>
                <text:list-item>
                  <text:p text:style-name="P4">啟蒙思想。</text:p>
                </text:list-item>
                <text:list-item>
                  <text:p text:style-name="P5">（約翰<text:span text:style-name="T5">·</text:span>洛克 的）政府論 認定，政府 服務 人民。</text:p>
                  <text:list>
                    <text:list-item>
                      <text:p text:style-name="P19">個體的 個體權力、個體權利 不是 政府給予、後天賦予、長大才有。</text:p>
                    </text:list-item>
                    <text:list-item>
                      <text:p text:style-name="P19">個體的 個體權力、個體權利 是 與生俱來、先天就有、一出生就有。</text:p>
                      <text:list>
                        <text:list-item>
                          <text:p text:style-name="P21">明顯例子，人權、生命權。</text:p>
                        </text:list-item>
                      </text:list>
                    </text:list-item>
                    <text:list-item>
                      <text:p text:style-name="P20">個體的 群體權力、群體權利 是 群體給予、後天賦予、有職位才有。</text:p>
                      <text:list>
                        <text:list-item>
                          <text:p text:style-name="P22">明顯例子，管理、指揮 其他個體的 權力、權利、權限（<text:span text:style-name="T7">Power limit</text:span><text:span text:style-name="T11">）</text:span>。</text:p>
                          <text:list>
                            <text:list-item>
                              <text:p text:style-name="P43">（權限（<text:span text:style-name="T7">Power limit</text:span><text:span text:style-name="T11">）</text:span><text:span text:style-name="T6">的相關描述在 </text:span><text:span text:style-name="T10">新生之書</text:span><text:span text:style-name="T6">的 </text:span><text:span text:style-name="T9">_</text:span><text:span text:style-name="T6"> 文件群的 </text:span><text:span text:style-name="T10">權力</text:span><text:span text:style-name="T6">的 </text:span><text:span text:style-name="T10">權限</text:span><text:span text:style-name="T11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5">（孟德斯鳩 的）論法的精神。</text:p>
                  <text:list>
                    <text:list-item>
                      <text:p text:style-name="P35">穩定的 共和制。</text:p>
                      <text:list>
                        <text:list-item>
                          <text:p text:style-name="P35">穩定的 共和制 要有 分權、聯邦。</text:p>
                          <text:list>
                            <text:list-item>
                              <text:p text:style-name="P35">分權。</text:p>
                              <text:list>
                                <text:list-item>
                                  <text:p text:style-name="P35">明顯例子，三權分立。</text:p>
                                  <text:list>
                                    <text:list-item>
                                      <text:p text:style-name="P35">行政權、立法權、司法權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5">明顯例子，美國。</text:p>
                          <text:list>
                            <text:list-item>
                              <text:p text:style-name="P35">美國 是 共和制。</text:p>
                            </text:list-item>
                            <text:list-item>
                              <text:p text:style-name="P35">美國 有 分權、聯邦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建立、維護 政權、政治權力、政治權利，要靠 法律。</text:p>
                    </text:list-item>
                    <text:list-item>
                      <text:p text:style-name="P6">法律 要體現、要實現，領導層、國民群、群體 的 精神。</text:p>
                      <text:list>
                        <text:list-item>
                          <text:p text:style-name="P26">法律、教育、國家、組織 要體現、要實現，領導層、國民群、群體 的 精神。</text:p>
                        </text:list-item>
                      </text:list>
                    </text:list-item>
                    <text:list-item>
                      <text:p text:style-name="P24">法律 是由 <text:span text:style-name="T21">領導層的 </text:span>制度 決定。</text:p>
                      <text:list>
                        <text:list-item>
                          <text:p text:style-name="P23">法律 是由 <text:span text:style-name="T21">領導層的 </text:span>制度、結構、架構、權力依據、權利根基、權限來源 決定。</text:p>
                        </text:list-item>
                        <text:list-item>
                          <text:p text:style-name="P7"><text:span text:style-name="T21">領導層的 </text:span>制度 的 明顯例子，神權制、君主制、共和制、金權制。</text:p>
                          <text:list>
                            <text:list-item>
                              <text:p text:style-name="P8">共和制 的 明顯例子，寡頭共和制、貴族共和制、民主共和制。</text:p>
                            </text:list-item>
                          </text:list>
                        </text:list-item>
                        <text:list-item>
                          <text:p text:style-name="P9">神權制的 法律，以 宗教 為 出發點、中心思想 →<text:span text:style-name="T19"> </text:span>為了 宗教 服務 而 存在、變化。</text:p>
                        </text:list-item>
                        <text:list-item>
                          <text:p text:style-name="P10">君主制的 法律，以 君主 為 出發點、中心思想 →<text:span text:style-name="T19"> </text:span>為了 君主 服務 而 存在、變化。</text:p>
                          <text:list>
                            <text:list-item>
                              <text:p text:style-name="P37">明顯例子，君主制國家、<text:span text:style-name="T12">（人類 認定的）</text:span>公司。</text:p>
                            </text:list-item>
                          </text:list>
                        </text:list-item>
                        <text:list-item>
                          <text:p text:style-name="P10">共和制的 法律，以 政府 為 出發點、中心思想 →<text:span text:style-name="T19"> </text:span>為了 政府 服務 而 存在、變化。</text:p>
                        </text:list-item>
                        <text:list-item>
                          <text:p text:style-name="P11">金權制的 法律，以 金融系統 為 出發點、中心思想 →<text:span text:style-name="T19"> </text:span>為了 金融系統 服務而存在。</text:p>
                          <text:list>
                            <text:list-item>
                              <text:p text:style-name="P12">金權制的 法律、教育、國家、組織，以 金融系統 為 出發點、中心思想。</text:p>
                            </text:list-item>
                            <text:list-item>
                              <text:p text:style-name="P12">金權制的 法律、教育、國家、組織，為了 金融系統 服務 而 存在。</text:p>
                            </text:list-item>
                          </text:list>
                        </text:list-item>
                        <text:list-item>
                          <text:p text:style-name="P36">群體制的 法律，以 群體、整體 為 出發點、中心思想 →<text:span text:style-name="T19"> </text:span>為了 群體 服務 而 存在。</text:p>
                          <text:list>
                            <text:list-item>
                              <text:p text:style-name="P38">明顯例子，群體制國家、<text:span text:style-name="T12">（人類 認定的）</text:span><text:span text:style-name="T13">社團、同好會、遊戲公會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7">（盧梭 的）社會契約論。</text:p>
                  <text:list>
                    <text:list-item>
                      <text:p text:style-name="P25">主權在民。</text:p>
                      <text:list>
                        <text:list-item>
                          <text:p text:style-name="P29">國家主權 不屬於 政府、官員、人民代表。</text:p>
                        </text:list-item>
                        <text:list-item>
                          <text:p text:style-name="P30">國家主權 屬於 人民、<text:span text:style-name="T21">國民群</text:span>、群體。</text:p>
                        </text:list-item>
                        <text:list-item>
                          <text:p text:style-name="P28">個體的 個體、群體 權力、權利、權限，不是讓 政府、<text:span text:style-name="T21">領導層</text:span> 託管。</text:p>
                        </text:list-item>
                        <text:list-item>
                          <text:p text:style-name="P28">個體的 個體、群體 權力、權利、權限，是讓 社會、群體 託管。</text:p>
                          <text:list>
                            <text:list-item>
                              <text:p text:style-name="P32">社會、群體 是 使用者、藍圖者、潛能者、第一線執行者、第一線實現者。</text:p>
                            </text:list-item>
                            <text:list-item>
                              <text:p text:style-name="P34">政府、<text:span text:style-name="T21">領導層</text:span> 是 工具、執行者、實現者、指揮者、統整者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bookmark-start text:name="科舉"/>科舉<text:bookmark-end text:name="科舉"/></text:p>
          <text:list>
            <text:list-item>
              <text:p text:style-name="P16">知識 被直接掛鉤到 物質利益、身分地位、群體權力。</text:p>
              <text:list>
                <text:list-item>
                  <text:p text:style-name="P16">取得 物質利益、身分地位、群體權力 之後，知識就被 遺忘、丟在一邊、不會被實作和使用。</text:p>
                </text:list-item>
                <text:list-item>
                  <text:p text:style-name="P3">科舉 造成，學習 知識 不是，為了 滿足 好奇心。</text:p>
                </text:list-item>
                <text:list-item>
                  <text:p text:style-name="P16">科舉 造成，學習 知識 是，為了 滿足 物質利益慾望、身分地位慾望、群體權力慾望。</text:p>
                </text:list-item>
              </text:list>
            </text:list-item>
            <text:list-item>
              <text:p text:style-name="P17">目標 被直接掛鉤到 物質利益、身分地位、群體權力。</text:p>
              <text:list>
                <text:list-item>
                  <text:p text:style-name="P18">取得 物質利益、身分地位、群體權力 之後，有機率 感到迷茫、喪失目標、失去重心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7T14:11:24.725000000</dc:date>
    <meta:editing-duration>P21DT4H37M45S</meta:editing-duration>
    <meta:editing-cycles>12742</meta:editing-cycles>
    <meta:document-statistic meta:table-count="0" meta:image-count="0" meta:object-count="0" meta:page-count="1" meta:paragraph-count="78" meta:word-count="1583" meta:character-count="1867" meta:non-whitespace-character-count="1688"/>
  </office:meta>
</office:document-meta>
</file>